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4" style:family="paragraph" style:parent-style-name="Standard">
      <style:text-properties fo:font-weight="bold" officeooo:rsid="0019e161" officeooo:paragraph-rsid="0019e161" style:font-weight-asian="bold" style:font-weight-complex="bold"/>
    </style:style>
    <style:style style:name="P5" style:family="paragraph" style:parent-style-name="Standard">
      <style:text-properties fo:font-weight="bold" officeooo:rsid="001a67b8" officeooo:paragraph-rsid="001a67b8" style:font-weight-asian="bold" style:font-weight-complex="bold"/>
    </style:style>
    <style:style style:name="P6" style:family="paragraph" style:parent-style-name="Standard">
      <style:text-properties fo:font-weight="bold" officeooo:rsid="001b9c23" officeooo:paragraph-rsid="001b9c23" style:font-weight-asian="bold" style:font-weight-complex="bold"/>
    </style:style>
    <style:style style:name="P7" style:family="paragraph" style:parent-style-name="Standard">
      <style:text-properties fo:font-weight="bold" officeooo:rsid="001baefe" officeooo:paragraph-rsid="001baefe" style:font-weight-asian="bold" style:font-weight-complex="bold"/>
    </style:style>
    <style:style style:name="P8" style:family="paragraph" style:parent-style-name="Standard">
      <style:text-properties fo:font-weight="bold" officeooo:rsid="001bcdb1" officeooo:paragraph-rsid="001bcdb1" style:font-weight-asian="bold" style:font-weight-complex="bold"/>
    </style:style>
    <style:style style:name="P9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10" style:family="paragraph" style:parent-style-name="Standard">
      <style:text-properties fo:font-weight="normal" officeooo:rsid="0019e161" officeooo:paragraph-rsid="0019e161" style:font-weight-asian="normal" style:font-weight-complex="normal"/>
    </style:style>
    <style:style style:name="P11" style:family="paragraph" style:parent-style-name="Standard">
      <style:text-properties fo:color="#ff420e" fo:font-weight="bold" officeooo:rsid="001c7852" officeooo:paragraph-rsid="001c7852" style:font-weight-asian="bold" style:font-weight-complex="bold"/>
    </style:style>
    <style:style style:name="P12" style:family="paragraph" style:parent-style-name="Standard">
      <style:text-properties fo:font-weight="normal" officeooo:rsid="00197408" officeooo:paragraph-rsid="001ccf86" style:font-weight-asian="normal" style:font-weight-complex="normal"/>
    </style:style>
    <style:style style:name="P13" style:family="paragraph" style:parent-style-name="Standard">
      <style:text-properties fo:font-weight="bold" officeooo:rsid="001baefe" officeooo:paragraph-rsid="001baefe" style:font-weight-asian="bold" style:font-weight-complex="bold"/>
    </style:style>
    <style:style style:name="P14" style:family="paragraph" style:parent-style-name="Standard">
      <style:text-properties fo:font-weight="bold" officeooo:rsid="001baefe" officeooo:paragraph-rsid="001ccf86" style:font-weight-asian="bold" style:font-weight-complex="bold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baefe"/>
    </style:style>
    <style:style style:name="T5" style:family="text">
      <style:text-properties officeooo:rsid="001ccf86"/>
    </style:style>
    <style:style style:name="T6" style:family="text">
      <style:text-properties style:text-position="super 58%" officeooo:rsid="001cc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9"/>
      <text:p text:style-name="P9"/>
      <text:p text:style-name="P4">By the end of this project I would like to learn the following:</text:p>
      <text:p text:style-name="P10">1. How to use git hub (at least on Linux)</text:p>
      <text:p text:style-name="P10">2. What is Map Reduce Theoretically?</text:p>
      <text:p text:style-name="P10">3. How to do a simple algorithm on the cloud.</text:p>
      <text:p text:style-name="P10"/>
      <text:p text:style-name="P10"/>
      <text:p text:style-name="P5">Update: <text:s/>I think I learned how to pull and push from Github. <text:s/>So this version is a new version.</text:p>
      <text:p text:style-name="P6">Steps: </text:p>
      <text:p text:style-name="P6">1. cd to the directory which is a git directory on my computer.</text:p>
      <text:p text:style-name="P6">2. <text:span text:style-name="T4">use git init to initialize</text:span></text:p>
      <text:p text:style-name="P7">3. do git add</text:p>
      <text:p text:style-name="P7">3. do git commit</text:p>
      <text:p text:style-name="P7">4. do git push</text:p>
      <text:p text:style-name="P7"/>
      <text:p text:style-name="P8">[you can check which remotes you have available by doing git remote -v]</text:p>
      <text:p text:style-name="P11">[Remember to git clone if you have a new repository and want to bring it to your local computer]</text:p>
      <text:p text:style-name="P7"/>
      <text:p text:style-name="P7"/>
      <text:p text:style-name="P14"><text:span text:style-name="T5">Monday Nov. 18</text:span><text:span text:style-name="T6">th</text:span><text:span text:style-name="T5"> 2013: <text:s text:c="2"/></text:span></text:p>
      <text:p text:style-name="P14"><text:span text:style-name="T5">1. Installed hadoop and setup single cluster</text:span></text:p>
      <text:p text:style-name="P14"><text:span text:style-name="T5">2. Review HDFS file system</text:span></text:p>
      <text:p text:style-name="P9"/>
      <text:p text:style-name="P9"/>
      <text:p text:style-name="P3">References:</text:p>
      <text:p text:style-name="P9">[1] How to write a great research paper by microsoft</text:p>
      <text:p text:style-name="P9">[2] Data intensive text processing with mapreduce book final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8T21:02:09</dc:date>
    <dc:creator>Hafez </dc:creator>
    <meta:editing-duration>PT2H1M50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1" meta:paragraph-count="22" meta:word-count="212" meta:character-count="1099" meta:non-whitespace-character-count="902"/>
  </office:meta>
</office:document-meta>
</file>